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1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4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7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0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3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6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ackground-color="#333333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5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5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6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6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6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6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7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7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7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7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7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8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8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8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8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8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8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8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9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9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3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94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95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96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97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8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9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00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01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2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03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04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05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06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07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08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09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10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table:formula="of:=ROUND(100+RAND()*4)" office:value-type="float" office:value="103">
            <text:p>103</text:p>
          </table:table-cell>
          <table:table-cell table:style-name="ce7" table:formula="of:=ROUND(100+RAND()*4)" office:value-type="float" office:value="100">
            <text:p>100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3">
            <text:p>103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4">
            <text:p>104</text:p>
          </table:table-cell>
          <table:table-cell table:style-name="ce7" table:formula="of:=ROUND(100+RAND()*4)" office:value-type="float" office:value="103">
            <text:p>103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14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3,0),(0,0,0,1,100,0),(0,0,0,2,101,0),(0,0,0,3,103,0),(0,0,0,4,101,0),(0,0,0,5,104,0),(0,0,0,6,103,0),(0,0,0,7,102,0),(0,0,0,8,101,0),(0,0,0,9,101,0);">
            <text:p>INSERT INTO pola(planszax, planszay, x , y, rodzaj, stwor) VALUES (0,0,0,0,103,0),(0,0,0,1,100,0),(0,0,0,2,101,0),(0,0,0,3,103,0),(0,0,0,4,101,0),(0,0,0,5,104,0),(0,0,0,6,103,0),(0,0,0,7,102,0),(0,0,0,8,101,0),(0,0,0,9,101,0);</text:p>
          </table:table-cell>
        </table:table-row>
        <table:table-row table:style-name="ro1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3">
            <text:p>103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07">
            <text:p>107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2">
            <text:p>102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1,0),(0,0,1,2,102,0),(0,0,1,3,103,0),(0,0,1,4,106,0),(0,0,1,5,107,0),(0,0,1,6,102,0),(0,0,1,7,103,0),(0,0,1,8,102,0),(0,0,1,9,0,0);">
            <text:p>INSERT INTO pola(planszax, planszay, x , y, rodzaj, stwor) VALUES (0,0,1,0,100,0),(0,0,1,1,101,0),(0,0,1,2,102,0),(0,0,1,3,103,0),(0,0,1,4,106,0),(0,0,1,5,107,0),(0,0,1,6,102,0),(0,0,1,7,103,0),(0,0,1,8,102,0),(0,0,1,9,0,0);</text:p>
          </table:table-cell>
        </table:table-row>
        <table:table-row table:style-name="ro1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3" table:style-name="ce8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2,0),(0,0,2,1,103,0),(0,0,2,2,101,0),(0,0,2,3,0,0),(0,0,2,4,0,0),(0,0,2,5,0,0),(0,0,2,6,103,0),(0,0,2,7,100,0),(0,0,2,8,0,0),(0,0,2,9,0,0);">
            <text:p>INSERT INTO pola(planszax, planszay, x , y, rodzaj, stwor) VALUES (0,0,2,0,102,0),(0,0,2,1,103,0),(0,0,2,2,101,0),(0,0,2,3,0,0),(0,0,2,4,0,0),(0,0,2,5,0,0),(0,0,2,6,103,0),(0,0,2,7,100,0),(0,0,2,8,0,0),(0,0,2,9,0,0);</text:p>
          </table:table-cell>
        </table:table-row>
        <table:table-row table:style-name="ro1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1,0),(0,0,3,1,101,0),(0,0,3,2,0,0),(0,0,3,3,0,0),(0,0,3,4,0,0),(0,0,3,5,0,0),(0,0,3,6,0,1),(0,0,3,7,100,0),(0,0,3,8,0,0),(0,0,3,9,0,0);">
            <text:p>INSERT INTO pola(planszax, planszay, x , y, rodzaj, stwor) VALUES (0,0,3,0,101,0),(0,0,3,1,101,0),(0,0,3,2,0,0),(0,0,3,3,0,0),(0,0,3,4,0,0),(0,0,3,5,0,0),(0,0,3,6,0,1),(0,0,3,7,100,0),(0,0,3,8,0,0),(0,0,3,9,0,0);</text:p>
          </table:table-cell>
        </table:table-row>
        <table:table-row table:style-name="ro1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3">
            <text:p>10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2,0),(0,0,4,1,103,0),(0,0,4,2,0,0),(0,0,4,3,0,0),(0,0,4,4,105,0),(0,0,4,5,0,0),(0,0,4,6,0,0),(0,0,4,7,0,0),(0,0,4,8,0,0),(0,0,4,9,0,0);">
            <text:p>INSERT INTO pola(planszax, planszay, x , y, rodzaj, stwor) VALUES (0,0,4,0,102,0),(0,0,4,1,103,0),(0,0,4,2,0,0),(0,0,4,3,0,0),(0,0,4,4,105,0),(0,0,4,5,0,0),(0,0,4,6,0,0),(0,0,4,7,0,0),(0,0,4,8,0,0),(0,0,4,9,0,0);</text:p>
          </table:table-cell>
        </table:table-row>
        <table:table-row table:style-name="ro1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2">
            <text:p>10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2,0),(0,0,5,1,101,0),(0,0,5,2,102,0),(0,0,5,3,0,0),(0,0,5,4,0,0),(0,0,5,5,0,0),(0,0,5,6,0,0),(0,0,5,7,0,0),(0,0,5,8,0,0),(0,0,5,9,0,0);">
            <text:p>INSERT INTO pola(planszax, planszay, x , y, rodzaj, stwor) VALUES (0,0,5,0,102,0),(0,0,5,1,101,0),(0,0,5,2,102,0),(0,0,5,3,0,0),(0,0,5,4,0,0),(0,0,5,5,0,0),(0,0,5,6,0,0),(0,0,5,7,0,0),(0,0,5,8,0,0),(0,0,5,9,0,0);</text:p>
          </table:table-cell>
        </table:table-row>
        <table:table-row table:style-name="ro1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1,0),(0,0,6,1,101,0),(0,0,6,2,0,1),(0,0,6,3,0,0),(0,0,6,4,0,0),(0,0,6,5,0,0),(0,0,6,6,0,0),(0,0,6,7,0,0),(0,0,6,8,0,0),(0,0,6,9,0,0);">
            <text:p>INSERT INTO pola(planszax, planszay, x , y, rodzaj, stwor) VALUES (0,0,6,0,101,0),(0,0,6,1,101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ROUND(100+RAND()*4)" office:value-type="float" office:value="100">
            <text:p>100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1,0),(0,0,7,1,102,0),(0,0,7,2,101,0),(0,0,7,3,0,0),(0,0,7,4,0,1),(0,0,7,5,100,0),(0,0,7,6,103,0),(0,0,7,7,0,0),(0,0,7,8,0,0),(0,0,7,9,0,0);">
            <text:p>INSERT INTO pola(planszax, planszay, x , y, rodzaj, stwor) VALUES (0,0,7,0,101,0),(0,0,7,1,102,0),(0,0,7,2,101,0),(0,0,7,3,0,0),(0,0,7,4,0,1),(0,0,7,5,100,0),(0,0,7,6,103,0),(0,0,7,7,0,0),(0,0,7,8,0,0),(0,0,7,9,0,0);</text:p>
          </table:table-cell>
        </table:table-row>
        <table:table-row table:style-name="ro1">
          <table:table-cell table:style-name="ce2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3">
            <text:p>103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3,0),(0,0,8,1,103,0),(0,0,8,2,0,0),(0,0,8,3,0,0),(0,0,8,4,0,0),(0,0,8,5,0,0),(0,0,8,6,0,0),(0,0,8,7,0,0),(0,0,8,8,0,0),(0,0,8,9,0,0);">
            <text:p>INSERT INTO pola(planszax, planszay, x , y, rodzaj, stwor) VALUES (0,0,8,0,103,0),(0,0,8,1,103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table:formula="of:=ROUND(100+RAND()*4)" office:value-type="float" office:value="103">
            <text:p>103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3,0),(0,0,9,1,0,0),(0,0,9,2,0,0),(0,0,9,3,0,0),(0,0,9,4,0,0),(0,0,9,5,0,0),(0,0,9,6,0,0),(0,0,9,7,0,0),(0,0,9,8,0,0),(0,0,9,9,0,0);">
            <text:p>INSERT INTO pola(planszax, planszay, x , y, rodzaj, stwor) VALUES (0,0,9,0,103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7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0" table:formula="of:=ROUND(100+RAND()*4)" office:value-type="float" office:value="103">
            <text:p>103</text:p>
          </table:table-cell>
          <table:table-cell table:style-name="ce26" table:formula="of:=ROUND(100+RAND()*4)" office:value-type="float" office:value="100">
            <text:p>100</text:p>
          </table:table-cell>
          <table:table-cell table:style-name="ce26" table:formula="of:=ROUND(100+RAND()*4)" office:value-type="float" office:value="103">
            <text:p>103</text:p>
          </table:table-cell>
          <table:table-cell table:style-name="ce26" table:formula="of:=ROUND(100+RAND()*4)" office:value-type="float" office:value="100">
            <text:p>100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1">
            <text:p>101</text:p>
          </table:table-cell>
          <table:table-cell table:style-name="ce26" table:formula="of:=ROUND(100+RAND()*4)" office:value-type="float" office:value="101">
            <text:p>101</text:p>
          </table:table-cell>
          <table:table-cell table:style-name="ce32" table:formula="of:=ROUND(100+RAND()*4)" office:value-type="float" office:value="102">
            <text:p>102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3,0),(0,1,0,1,100,0),(0,1,0,2,103,0),(0,1,0,3,100,0),(0,1,0,4,102,0),(0,1,0,5,102,0),(0,1,0,6,102,0),(0,1,0,7,101,0),(0,1,0,8,101,0),(0,1,0,9,102,0);">
            <text:p>INSERT INTO pola(planszax, planszay, x , y, rodzaj, stwor) VALUES (0,1,0,0,103,0),(0,1,0,1,100,0),(0,1,0,2,103,0),(0,1,0,3,100,0),(0,1,0,4,102,0),(0,1,0,5,102,0),(0,1,0,6,102,0),(0,1,0,7,101,0),(0,1,0,8,101,0),(0,1,0,9,102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3,0),(0,1,1,2,101,0),(0,1,1,3,103,0),(0,1,1,4,0,0),(0,1,1,5,0,0),(0,1,1,6,0,0),(0,1,1,7,0,0),(0,1,1,8,0,0),(0,1,1,9,0,0);">
            <text:p>INSERT INTO pola(planszax, planszay, x , y, rodzaj, stwor) VALUES (0,1,1,0,0,0),(0,1,1,1,103,0),(0,1,1,2,101,0),(0,1,1,3,103,0),(0,1,1,4,0,0),(0,1,1,5,0,0),(0,1,1,6,0,0),(0,1,1,7,0,0),(0,1,1,8,0,0),(0,1,1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0">
            <text:p>100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1,0),(0,1,2,5,0,0),(0,1,2,6,0,0),(0,1,2,7,0,0),(0,1,2,8,103,0),(0,1,2,9,0,0);">
            <text:p>INSERT INTO pola(planszax, planszay, x , y, rodzaj, stwor) VALUES (0,1,2,0,0,0),(0,1,2,1,0,0),(0,1,2,2,0,0),(0,1,2,3,100,0),(0,1,2,4,101,0),(0,1,2,5,0,0),(0,1,2,6,0,0),(0,1,2,7,0,0),(0,1,2,8,103,0),(0,1,2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1,0),(0,1,3,4,0,0),(0,1,3,5,0,0),(0,1,3,6,0,0),(0,1,3,7,0,0),(0,1,3,8,0,0),(0,1,3,9,0,0);">
            <text:p>INSERT INTO pola(planszax, planszay, x , y, rodzaj, stwor) VALUES (0,1,3,0,0,0),(0,1,3,1,0,0),(0,1,3,2,0,0),(0,1,3,3,101,0),(0,1,3,4,0,0),(0,1,3,5,0,0),(0,1,3,6,0,0),(0,1,3,7,0,0),(0,1,3,8,0,0),(0,1,3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5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4">
            <text:p>104</text:p>
          </table:table-cell>
          <table:table-cell table:style-name="ce33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4,0),(0,1,4,9,0,0);">
            <text:p>INSERT INTO pola(planszax, planszay, x , y, rodzaj, stwor) VALUES (0,1,4,0,0,0),(0,1,4,1,0,0),(0,1,4,2,0,0),(0,1,4,3,0,0),(0,1,4,4,0,0),(0,1,4,5,0,0),(0,1,4,6,0,0),(0,1,4,7,0,0),(0,1,4,8,104,0),(0,1,4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0,0),(0,1,5,6,0,0),(0,1,5,7,0,0),(0,1,5,8,0,0),(0,1,5,9,0,0);">
            <text:p>INSERT INTO pola(planszax, planszay, x , y, rodzaj, stwor) VALUES (0,1,5,0,0,0),(0,1,5,1,0,0),(0,1,5,2,0,0),(0,1,5,3,0,0),(0,1,5,4,0,0),(0,1,5,5,100,0),(0,1,5,6,0,0),(0,1,5,7,0,0),(0,1,5,8,0,0),(0,1,5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table:formula="of:=ROUND(100+RAND()*4)" office:value-type="float" office:value="102">
            <text:p>102</text:p>
          </table:table-cell>
          <table:table-cell table:style-name="ce27" table:formula="of:=ROUND(100+RAND()*4)" office:value-type="float" office:value="104">
            <text:p>104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2,0),(0,1,6,5,104,0),(0,1,6,6,102,0),(0,1,6,7,0,0),(0,1,6,8,0,0),(0,1,6,9,0,0);">
            <text:p>INSERT INTO pola(planszax, planszay, x , y, rodzaj, stwor) VALUES (0,1,6,0,0,0),(0,1,6,1,0,0),(0,1,6,2,0,0),(0,1,6,3,0,0),(0,1,6,4,102,0),(0,1,6,5,104,0),(0,1,6,6,102,0),(0,1,6,7,0,0),(0,1,6,8,0,0),(0,1,6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3,0),(0,1,7,6,0,0),(0,1,7,7,0,0),(0,1,7,8,0,0),(0,1,7,9,0,0);">
            <text:p>INSERT INTO pola(planszax, planszay, x , y, rodzaj, stwor) VALUES (0,1,7,0,0,0),(0,1,7,1,0,0),(0,1,7,2,0,0),(0,1,7,3,0,0),(0,1,7,4,0,0),(0,1,7,5,103,0),(0,1,7,6,0,0),(0,1,7,7,0,0),(0,1,7,8,0,0),(0,1,7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number-columns-repeated="4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1,0),(0,1,8,2,0,0),(0,1,8,3,0,0),(0,1,8,4,0,0),(0,1,8,5,0,0),(0,1,8,6,0,0),(0,1,8,7,0,0),(0,1,8,8,0,0),(0,1,8,9,0,0);">
            <text:p>INSERT INTO pola(planszax, planszay, x , y, rodzaj, stwor) VALUES (0,1,8,0,0,0),(0,1,8,1,101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8"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table:formula="of:=ROUND(100+RAND()*4)" office:value-type="float" office:value="101">
            <text:p>101</text:p>
          </table:table-cell>
          <table:table-cell table:number-columns-repeated="8" table:style-name="ce45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1,0),(1,0,0,1,0,0),(1,0,0,2,0,0),(1,0,0,3,0,0),(1,0,0,4,0,0),(1,0,0,5,0,0),(1,0,0,6,0,0),(1,0,0,7,0,0),(1,0,0,8,0,0),(1,0,0,9,0,0);">
            <text:p>INSERT INTO pola(planszax, planszay, x , y, rodzaj, stwor) VALUES (1,0,0,0,101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40" table:formula="of:=ROUND(100+RAND()*4)" office:value-type="float" office:value="101">
            <text:p>101</text:p>
          </table:table-cell>
          <table:table-cell table:number-columns-repeated="5" table:style-name="ce46" office:value-type="float" office:value="0">
            <text:p>0</text:p>
          </table:table-cell>
          <table:table-cell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1,0),(1,0,1,1,0,0),(1,0,1,2,0,0),(1,0,1,3,0,0),(1,0,1,4,0,0),(1,0,1,5,0,0),(1,0,1,6,101,0),(1,0,1,7,0,0),(1,0,1,8,0,0),(1,0,1,9,0,0);">
            <text:p>INSERT INTO pola(planszax, planszay, x , y, rodzaj, stwor) VALUES (1,0,1,0,101,0),(1,0,1,1,0,0),(1,0,1,2,0,0),(1,0,1,3,0,0),(1,0,1,4,0,0),(1,0,1,5,0,0),(1,0,1,6,101,0),(1,0,1,7,0,0),(1,0,1,8,0,0),(1,0,1,9,0,0);</text:p>
          </table:table-cell>
        </table:table-row>
        <table:table-row table:style-name="ro1">
          <table:table-cell table:style-name="ce40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4">
            <text:p>104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2,0),(1,0,2,1,103,0),(1,0,2,2,0,0),(1,0,2,3,103,0),(1,0,2,4,0,0),(1,0,2,5,104,0),(1,0,2,6,102,0),(1,0,2,7,0,0),(1,0,2,8,0,0),(1,0,2,9,0,0);">
            <text:p>INSERT INTO pola(planszax, planszay, x , y, rodzaj, stwor) VALUES (1,0,2,0,102,0),(1,0,2,1,103,0),(1,0,2,2,0,0),(1,0,2,3,103,0),(1,0,2,4,0,0),(1,0,2,5,104,0),(1,0,2,6,102,0),(1,0,2,7,0,0),(1,0,2,8,0,0),(1,0,2,9,0,0);</text:p>
          </table:table-cell>
        </table:table-row>
        <table:table-row table:style-name="ro1">
          <table:table-cell table:style-name="ce40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0">
            <text:p>100</text:p>
          </table:table-cell>
          <table:table-cell table:style-name="ce46" table:formula="of:=ROUND(100+RAND()*4)" office:value-type="float" office:value="101">
            <text:p>101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3">
            <text:p>103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3,0),(1,0,3,1,0,0),(1,0,3,2,100,0),(1,0,3,3,101,0),(1,0,3,4,103,0),(1,0,3,5,103,0),(1,0,3,6,102,0),(1,0,3,7,0,0),(1,0,3,8,0,0),(1,0,3,9,0,0);">
            <text:p>INSERT INTO pola(planszax, planszay, x , y, rodzaj, stwor) VALUES (1,0,3,0,103,0),(1,0,3,1,0,0),(1,0,3,2,100,0),(1,0,3,3,101,0),(1,0,3,4,103,0),(1,0,3,5,103,0),(1,0,3,6,102,0),(1,0,3,7,0,0),(1,0,3,8,0,0),(1,0,3,9,0,0);</text:p>
          </table:table-cell>
        </table:table-row>
        <table:table-row table:style-name="ro1">
          <table:table-cell table:style-name="ce40" table:formula="of:=ROUND(100+RAND()*4)" office:value-type="float" office:value="103">
            <text:p>103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table:formula="of:=ROUND(100+RAND()*4)" office:value-type="float" office:value="102">
            <text:p>102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3,0),(1,0,4,1,0,0),(1,0,4,2,0,0),(1,0,4,3,102,0),(1,0,4,4,0,0),(1,0,4,5,0,0),(1,0,4,6,0,2),(1,0,4,7,0,0),(1,0,4,8,0,0),(1,0,4,9,0,0);">
            <text:p>INSERT INTO pola(planszax, planszay, x , y, rodzaj, stwor) VALUES (1,0,4,0,103,0),(1,0,4,1,0,0),(1,0,4,2,0,0),(1,0,4,3,102,0),(1,0,4,4,0,0),(1,0,4,5,0,0),(1,0,4,6,0,2),(1,0,4,7,0,0),(1,0,4,8,0,0),(1,0,4,9,0,0);</text:p>
          </table:table-cell>
        </table:table-row>
        <table:table-row table:style-name="ro1">
          <table:table-cell table:style-name="ce40" table:formula="of:=ROUND(100+RAND()*4)" office:value-type="float" office:value="100">
            <text:p>100</text:p>
          </table:table-cell>
          <table:table-cell table:style-name="ce46" table:formula="of:=ROUND(100+RAND()*4)" office:value-type="float" office:value="102">
            <text:p>102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1">
            <text:p>101</text:p>
          </table:table-cell>
          <table:table-cell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0,0),(1,0,5,1,102,0),(1,0,5,2,0,0),(1,0,5,3,0,0),(1,0,5,4,0,0),(1,0,5,5,101,0),(1,0,5,6,101,0),(1,0,5,7,0,0),(1,0,5,8,0,0),(1,0,5,9,0,0);">
            <text:p>INSERT INTO pola(planszax, planszay, x , y, rodzaj, stwor) VALUES (1,0,5,0,100,0),(1,0,5,1,102,0),(1,0,5,2,0,0),(1,0,5,3,0,0),(1,0,5,4,0,0),(1,0,5,5,101,0),(1,0,5,6,101,0),(1,0,5,7,0,0),(1,0,5,8,0,0),(1,0,5,9,0,0);</text:p>
          </table:table-cell>
        </table:table-row>
        <table:table-row table:style-name="ro1">
          <table:table-cell table:style-name="ce40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4,0),(1,0,6,1,104,0),(1,0,6,2,103,0),(1,0,6,3,104,0),(1,0,6,4,104,0),(1,0,6,5,0,0),(1,0,6,6,0,0),(1,0,6,7,0,0),(1,0,6,8,0,0),(1,0,6,9,0,0);">
            <text:p>INSERT INTO pola(planszax, planszay, x , y, rodzaj, stwor) VALUES (1,0,6,0,104,0),(1,0,6,1,104,0),(1,0,6,2,103,0),(1,0,6,3,104,0),(1,0,6,4,104,0),(1,0,6,5,0,0),(1,0,6,6,0,0),(1,0,6,7,0,0),(1,0,6,8,0,0),(1,0,6,9,0,0);</text:p>
          </table:table-cell>
        </table:table-row>
        <table:table-row table:style-name="ro1">
          <table:table-cell table:style-name="ce40" table:formula="of:=ROUND(100+RAND()*4)" office:value-type="float" office:value="101">
            <text:p>101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1,0),(1,0,7,1,104,0),(1,0,7,2,0,0),(1,0,7,3,103,0),(1,0,7,4,0,0),(1,0,7,5,100,0),(1,0,7,6,0,0),(1,0,7,7,0,0),(1,0,7,8,0,0),(1,0,7,9,0,0);">
            <text:p>INSERT INTO pola(planszax, planszay, x , y, rodzaj, stwor) VALUES (1,0,7,0,101,0),(1,0,7,1,104,0),(1,0,7,2,0,0),(1,0,7,3,103,0),(1,0,7,4,0,0),(1,0,7,5,100,0),(1,0,7,6,0,0),(1,0,7,7,0,0),(1,0,7,8,0,0),(1,0,7,9,0,0);</text:p>
          </table:table-cell>
        </table:table-row>
        <table:table-row table:style-name="ro1">
          <table:table-cell table:style-name="ce40" table:formula="of:=ROUND(100+RAND()*4)" office:value-type="float" office:value="104">
            <text:p>104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4,0),(1,0,8,1,0,0),(1,0,8,2,0,0),(1,0,8,3,0,0),(1,0,8,4,0,0),(1,0,8,5,0,0),(1,0,8,6,0,0),(1,0,8,7,0,0),(1,0,8,8,104,0),(1,0,8,9,0,0);">
            <text:p>INSERT INTO pola(planszax, planszay, x , y, rodzaj, stwor) VALUES (1,0,8,0,104,0),(1,0,8,1,0,0),(1,0,8,2,0,0),(1,0,8,3,0,0),(1,0,8,4,0,0),(1,0,8,5,0,0),(1,0,8,6,0,0),(1,0,8,7,0,0),(1,0,8,8,104,0),(1,0,8,9,0,0);</text:p>
          </table:table-cell>
        </table:table-row>
        <table:table-row table:style-name="ro1">
          <table:table-cell table:style-name="ce41" table:formula="of:=ROUND(100+RAND()*4)" office:value-type="float" office:value="102">
            <text:p>102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2,0),(1,0,9,1,0,0),(1,0,9,2,0,0),(1,0,9,3,0,0),(1,0,9,4,0,0),(1,0,9,5,0,0),(1,0,9,6,0,0),(1,0,9,7,0,0),(1,0,9,8,0,0),(1,0,9,9,0,0);">
            <text:p>INSERT INTO pola(planszax, planszay, x , y, rodzaj, stwor) VALUES (1,0,9,0,102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table:formula="of:=ROUND(100+RAND()*4)-104 drzewa" office:value-type="string" office:string-value="Błąd:509">
            <text:p>Błąd:509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64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57" office:value-type="float" office:value="0">
            <text:p>0</text:p>
          </table:table-cell>
          <table:table-cell table:number-columns-repeated="8" table:style-name="ce63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1,0,0,0,0),(1,1,0,1,0,0),(1,1,0,2,0,0),(1,1,0,3,0,0),(1,1,0,4,0,0),(1,1,0,5,0,0),(1,1,0,6,0,0),(1,1,0,7,0,0),(1,1,0,8,0,0),(1,1,0,9,0,0);">
            <text:p>INSERT INTO pola(planszax, planszay, x , y, rodzaj, stwor) VALUES (1,1,0,0,0,0),(1,1,0,1,0,0),(1,1,0,2,0,0),(1,1,0,3,0,0),(1,1,0,4,0,0),(1,1,0,5,0,0),(1,1,0,6,0,0),(1,1,0,7,0,0),(1,1,0,8,0,0),(1,1,0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style-name="ce64" office:value-type="float" office:value="108">
            <text:p>108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0">
            <text:p>100</text:p>
          </table:table-cell>
          <table:table-cell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1,1,0,0,0),(1,1,1,1,108,0),(1,1,1,2,103,0),(1,1,1,3,102,0),(1,1,1,4,100,0),(1,1,1,5,0,0),(1,1,1,6,0,0),(1,1,1,7,0,0),(1,1,1,8,0,0),(1,1,1,9,0,0);">
            <text:p>INSERT INTO pola(planszax, planszay, x , y, rodzaj, stwor) VALUES (1,1,1,0,0,0),(1,1,1,1,108,0),(1,1,1,2,103,0),(1,1,1,3,102,0),(1,1,1,4,100,0),(1,1,1,5,0,0),(1,1,1,6,0,0),(1,1,1,7,0,0),(1,1,1,8,0,0),(1,1,1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style-name="ce64" office:value-type="float" office:value="108">
            <text:p>108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3">
            <text:p>103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1,2,0,0,0),(1,1,2,1,108,0),(1,1,2,2,0,0),(1,1,2,3,103,0),(1,1,2,4,0,0),(1,1,2,5,0,0),(1,1,2,6,0,0),(1,1,2,7,0,0),(1,1,2,8,0,0),(1,1,2,9,0,0);">
            <text:p>INSERT INTO pola(planszax, planszay, x , y, rodzaj, stwor) VALUES (1,1,2,0,0,0),(1,1,2,1,108,0),(1,1,2,2,0,0),(1,1,2,3,103,0),(1,1,2,4,0,0),(1,1,2,5,0,0),(1,1,2,6,0,0),(1,1,2,7,0,0),(1,1,2,8,0,0),(1,1,2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number-columns-repeated="2" table:style-name="ce64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1,3,0,0,0),(1,1,3,1,0,0),(1,1,3,2,0,0),(1,1,3,3,101,0),(1,1,3,4,0,0),(1,1,3,5,0,0),(1,1,3,6,102,0),(1,1,3,7,0,0),(1,1,3,8,0,0),(1,1,3,9,0,0);">
            <text:p>INSERT INTO pola(planszax, planszay, x , y, rodzaj, stwor) VALUES (1,1,3,0,0,0),(1,1,3,1,0,0),(1,1,3,2,0,0),(1,1,3,3,101,0),(1,1,3,4,0,0),(1,1,3,5,0,0),(1,1,3,6,102,0),(1,1,3,7,0,0),(1,1,3,8,0,0),(1,1,3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1,4,0,0,0),(1,1,4,1,0,0),(1,1,4,2,0,0),(1,1,4,3,0,0),(1,1,4,4,0,0),(1,1,4,5,0,0),(1,1,4,6,103,0),(1,1,4,7,103,0),(1,1,4,8,0,0),(1,1,4,9,0,0);">
            <text:p>INSERT INTO pola(planszax, planszay, x , y, rodzaj, stwor) VALUES (1,1,4,0,0,0),(1,1,4,1,0,0),(1,1,4,2,0,0),(1,1,4,3,0,0),(1,1,4,4,0,0),(1,1,4,5,0,0),(1,1,4,6,103,0),(1,1,4,7,103,0),(1,1,4,8,0,0),(1,1,4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1,5,0,0,0),(1,1,5,1,0,0),(1,1,5,2,0,0),(1,1,5,3,0,0),(1,1,5,4,0,3),(1,1,5,5,0,0),(1,1,5,6,102,0),(1,1,5,7,103,0),(1,1,5,8,0,0),(1,1,5,9,0,0);">
            <text:p>INSERT INTO pola(planszax, planszay, x , y, rodzaj, stwor) VALUES (1,1,5,0,0,0),(1,1,5,1,0,0),(1,1,5,2,0,0),(1,1,5,3,0,0),(1,1,5,4,0,3),(1,1,5,5,0,0),(1,1,5,6,102,0),(1,1,5,7,103,0),(1,1,5,8,0,0),(1,1,5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08">
            <text:p>108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1,6,0,0,0),(1,1,6,1,0,0),(1,1,6,2,0,0),(1,1,6,3,108,0),(1,1,6,4,0,0),(1,1,6,5,0,0),(1,1,6,6,0,0),(1,1,6,7,0,0),(1,1,6,8,0,0),(1,1,6,9,0,0);">
            <text:p>INSERT INTO pola(planszax, planszay, x , y, rodzaj, stwor) VALUES (1,1,6,0,0,0),(1,1,6,1,0,0),(1,1,6,2,0,0),(1,1,6,3,108,0),(1,1,6,4,0,0),(1,1,6,5,0,0),(1,1,6,6,0,0),(1,1,6,7,0,0),(1,1,6,8,0,0),(1,1,6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1,7,0,0,0),(1,1,7,1,0,0),(1,1,7,2,0,0),(1,1,7,3,0,0),(1,1,7,4,0,0),(1,1,7,5,0,0),(1,1,7,6,0,0),(1,1,7,7,0,0),(1,1,7,8,0,0),(1,1,7,9,0,0);">
            <text:p>INSERT INTO pola(planszax, planszay, x , y, rodzaj, stwor) VALUES (1,1,7,0,0,0),(1,1,7,1,0,0),(1,1,7,2,0,0),(1,1,7,3,0,0),(1,1,7,4,0,0),(1,1,7,5,0,0),(1,1,7,6,0,0),(1,1,7,7,0,0),(1,1,7,8,0,0),(1,1,7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1,8,0,0,0),(1,1,8,1,0,0),(1,1,8,2,0,0),(1,1,8,3,0,0),(1,1,8,4,0,0),(1,1,8,5,0,0),(1,1,8,6,0,0),(1,1,8,7,0,0),(1,1,8,8,0,0),(1,1,8,9,0,0);">
            <text:p>INSERT INTO pola(planszax, planszay, x , y, rodzaj, stwor) VALUES (1,1,8,0,0,0),(1,1,8,1,0,0),(1,1,8,2,0,0),(1,1,8,3,0,0),(1,1,8,4,0,0),(1,1,8,5,0,0),(1,1,8,6,0,0),(1,1,8,7,0,0),(1,1,8,8,0,0),(1,1,8,9,0,0);</text:p>
          </table:table-cell>
        </table:table-row>
        <table:table-row table:style-name="ro1">
          <table:table-cell table:style-name="ce59" office:value-type="float" office:value="0">
            <text:p>0</text:p>
          </table:table-cell>
          <table:table-cell table:number-columns-repeated="8" table:style-name="ce65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1,9,0,0,0),(1,1,9,1,0,0),(1,1,9,2,0,0),(1,1,9,3,0,0),(1,1,9,4,0,0),(1,1,9,5,0,0),(1,1,9,6,0,0),(1,1,9,7,0,0),(1,1,9,8,0,0),(1,1,9,9,0,0);">
            <text:p>INSERT INTO pola(planszax, planszay, x , y, rodzaj, stwor) VALUES (1,1,9,0,0,0),(1,1,9,1,0,0),(1,1,9,2,0,0),(1,1,9,3,0,0),(1,1,9,4,0,0),(1,1,9,5,0,0),(1,1,9,6,0,0),(1,1,9,7,0,0),(1,1,9,8,0,0),(1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60" office:value-type="float" office:value="0">
            <text:p>0</text:p>
          </table:table-cell>
          <table:table-cell table:number-columns-repeated="8"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3">
            <text:p>3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2" office:value-type="float" office:value="0">
            <text:p>0</text:p>
          </table:table-cell>
          <table:table-cell table:number-columns-repeated="8" table:style-name="ce6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2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75" table:formula="of:=ROUND(100+RAND()*4)" office:value-type="float" office:value="100">
            <text:p>100</text:p>
          </table:table-cell>
          <table:table-cell table:number-columns-repeated="8" table:style-name="ce81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100,0),(2,0,0,1,0,0),(2,0,0,2,0,0),(2,0,0,3,0,0),(2,0,0,4,0,0),(2,0,0,5,0,0),(2,0,0,6,0,0),(2,0,0,7,0,0),(2,0,0,8,0,0),(2,0,0,9,0,0);">
            <text:p>INSERT INTO pola(planszax, planszay, x , y, rodzaj, stwor) VALUES (2,0,0,0,10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76" table:formula="of:=ROUND(100+RAND()*4)" office:value-type="float" office:value="100">
            <text:p>100</text:p>
          </table:table-cell>
          <table:table-cell table:number-columns-repeated="5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100,0),(2,0,1,1,0,0),(2,0,1,2,0,0),(2,0,1,3,0,0),(2,0,1,4,0,0),(2,0,1,5,0,0),(2,0,1,6,0,0),(2,0,1,7,0,0),(2,0,1,8,0,0),(2,0,1,9,0,0);">
            <text:p>INSERT INTO pola(planszax, planszay, x , y, rodzaj, stwor) VALUES (2,0,1,0,100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76" table:formula="of:=ROUND(100+RAND()*4)" office:value-type="float" office:value="102">
            <text:p>102</text:p>
          </table:table-cell>
          <table:table-cell table:number-columns-repeated="5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102,0),(2,0,2,1,0,0),(2,0,2,2,0,0),(2,0,2,3,0,0),(2,0,2,4,0,0),(2,0,2,5,0,0),(2,0,2,6,0,0),(2,0,2,7,0,0),(2,0,2,8,0,0),(2,0,2,9,0,0);">
            <text:p>INSERT INTO pola(planszax, planszay, x , y, rodzaj, stwor) VALUES (2,0,2,0,102,0),(2,0,2,1,0,0),(2,0,2,2,0,0),(2,0,2,3,0,0),(2,0,2,4,0,0),(2,0,2,5,0,0),(2,0,2,6,0,0),(2,0,2,7,0,0),(2,0,2,8,0,0),(2,0,2,9,0,0);</text:p>
          </table:table-cell>
        </table:table-row>
        <table:table-row table:style-name="ro1">
          <table:table-cell table:style-name="ce76" table:formula="of:=ROUND(100+RAND()*4)" office:value-type="float" office:value="100">
            <text:p>10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100,0),(2,0,3,1,0,0),(2,0,3,2,0,0),(2,0,3,3,0,0),(2,0,3,4,0,0),(2,0,3,5,108,0),(2,0,3,6,103,0),(2,0,3,7,103,0),(2,0,3,8,0,0),(2,0,3,9,0,0);">
            <text:p>INSERT INTO pola(planszax, planszay, x , y, rodzaj, stwor) VALUES (2,0,3,0,100,0),(2,0,3,1,0,0),(2,0,3,2,0,0),(2,0,3,3,0,0),(2,0,3,4,0,0),(2,0,3,5,108,0),(2,0,3,6,103,0),(2,0,3,7,103,0),(2,0,3,8,0,0),(2,0,3,9,0,0);</text:p>
          </table:table-cell>
        </table:table-row>
        <table:table-row table:style-name="ro1">
          <table:table-cell table:style-name="ce76" table:formula="of:=ROUND(100+RAND()*4)" office:value-type="float" office:value="102">
            <text:p>102</text:p>
          </table:table-cell>
          <table:table-cell table:style-name="ce82" table:formula="of:=ROUND(100+RAND()*4)" office:value-type="float" office:value="102">
            <text:p>102</text:p>
          </table:table-cell>
          <table:table-cell table:number-columns-repeated="4" table:style-name="ce82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102,0),(2,0,4,1,102,0),(2,0,4,2,0,0),(2,0,4,3,0,0),(2,0,4,4,0,4),(2,0,4,5,0,0),(2,0,4,6,102,0),(2,0,4,7,0,0),(2,0,4,8,0,0),(2,0,4,9,0,0);">
            <text:p>INSERT INTO pola(planszax, planszay, x , y, rodzaj, stwor) VALUES (2,0,4,0,102,0),(2,0,4,1,102,0),(2,0,4,2,0,0),(2,0,4,3,0,0),(2,0,4,4,0,4),(2,0,4,5,0,0),(2,0,4,6,102,0),(2,0,4,7,0,0),(2,0,4,8,0,0),(2,0,4,9,0,0);</text:p>
          </table:table-cell>
        </table:table-row>
        <table:table-row table:style-name="ro1">
          <table:table-cell table:style-name="ce76" table:formula="of:=ROUND(100+RAND()*4)" office:value-type="float" office:value="102">
            <text:p>102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2" table:formula="of:=ROUND(100+RAND()*4)" office:value-type="float" office:value="104">
            <text:p>104</text:p>
          </table:table-cell>
          <table:table-cell table:number-columns-repeated="2" table:style-name="ce82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102,0),(2,0,5,1,103,0),(2,0,5,2,101,0),(2,0,5,3,104,0),(2,0,5,4,0,0),(2,0,5,5,0,0),(2,0,5,6,102,0),(2,0,5,7,103,0),(2,0,5,8,101,0),(2,0,5,9,0,0);">
            <text:p>INSERT INTO pola(planszax, planszay, x , y, rodzaj, stwor) VALUES (2,0,5,0,102,0),(2,0,5,1,103,0),(2,0,5,2,101,0),(2,0,5,3,104,0),(2,0,5,4,0,0),(2,0,5,5,0,0),(2,0,5,6,102,0),(2,0,5,7,103,0),(2,0,5,8,101,0),(2,0,5,9,0,0);</text:p>
          </table:table-cell>
        </table:table-row>
        <table:table-row table:style-name="ro1">
          <table:table-cell table:style-name="ce76" table:formula="of:=ROUND(100+RAND()*4)" office:value-type="float" office:value="102">
            <text:p>102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2" office:value-type="float" office:value="0">
            <text:p>0</text:p>
          </table:table-cell>
          <table:table-cell table:style-name="ce82" table:formula="of:=ROUND(100+RAND()*4)" office:value-type="float" office:value="100">
            <text:p>100</text:p>
          </table:table-cell>
          <table:table-cell table:number-columns-repeated="2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0">
            <text:p>100</text:p>
          </table:table-cell>
          <table:table-cell table:style-name="ce82" table:formula="of:=ROUND(100+RAND()*4)" office:value-type="float" office:value="104">
            <text:p>104</text:p>
          </table:table-cell>
          <table:table-cell table:style-name="ce88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102,0),(2,0,6,1,101,0),(2,0,6,2,0,0),(2,0,6,3,100,0),(2,0,6,4,0,0),(2,0,6,5,0,0),(2,0,6,6,0,0),(2,0,6,7,100,0),(2,0,6,8,104,0),(2,0,6,9,103,0);">
            <text:p>INSERT INTO pola(planszax, planszay, x , y, rodzaj, stwor) VALUES (2,0,6,0,102,0),(2,0,6,1,101,0),(2,0,6,2,0,0),(2,0,6,3,100,0),(2,0,6,4,0,0),(2,0,6,5,0,0),(2,0,6,6,0,0),(2,0,6,7,100,0),(2,0,6,8,104,0),(2,0,6,9,103,0);</text:p>
          </table:table-cell>
        </table:table-row>
        <table:table-row table:style-name="ro1">
          <table:table-cell table:style-name="ce76" table:formula="of:=ROUND(100+RAND()*4)" office:value-type="float" office:value="104">
            <text:p>104</text:p>
          </table:table-cell>
          <table:table-cell table:style-name="ce82" table:formula="of:=ROUND(100+RAND()*4)" office:value-type="float" office:value="100">
            <text:p>100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2">
            <text:p>102</text:p>
          </table:table-cell>
          <table:table-cell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table:formula="of:=ROUND(100+RAND()*4)" office:value-type="float" office:value="104">
            <text:p>104</text:p>
          </table:table-cell>
          <table:table-cell table:style-name="ce88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104,0),(2,0,7,1,100,0),(2,0,7,2,101,0),(2,0,7,3,103,0),(2,0,7,4,102,0),(2,0,7,5,0,0),(2,0,7,6,0,0),(2,0,7,7,0,0),(2,0,7,8,104,0),(2,0,7,9,102,0);">
            <text:p>INSERT INTO pola(planszax, planszay, x , y, rodzaj, stwor) VALUES (2,0,7,0,104,0),(2,0,7,1,100,0),(2,0,7,2,101,0),(2,0,7,3,103,0),(2,0,7,4,102,0),(2,0,7,5,0,0),(2,0,7,6,0,0),(2,0,7,7,0,0),(2,0,7,8,104,0),(2,0,7,9,102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style-name="ce82" table:formula="of:=ROUND(100+RAND()*4)" office:value-type="float" office:value="101">
            <text:p>10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formula="of:=ROUND(100+RAND()*4)" office:value-type="float" office:value="100">
            <text:p>100</text:p>
          </table:table-cell>
          <table:table-cell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table:formula="of:=ROUND(100+RAND()*4)" office:value-type="float" office:value="104">
            <text:p>104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101,0),(2,0,8,2,0,0),(2,0,8,3,0,0),(2,0,8,4,100,0),(2,0,8,5,0,0),(2,0,8,6,0,0),(2,0,8,7,0,0),(2,0,8,8,0,0),(2,0,8,9,104,0);">
            <text:p>INSERT INTO pola(planszax, planszay, x , y, rodzaj, stwor) VALUES (2,0,8,0,0,0),(2,0,8,1,101,0),(2,0,8,2,0,0),(2,0,8,3,0,0),(2,0,8,4,100,0),(2,0,8,5,0,0),(2,0,8,6,0,0),(2,0,8,7,0,0),(2,0,8,8,0,0),(2,0,8,9,104,0);</text:p>
          </table:table-cell>
        </table:table-row>
        <table:table-row table:style-name="ro1">
          <table:table-cell table:style-name="ce77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table:formula="of:=ROUND(100+RAND()*4)" office:value-type="float" office:value="100">
            <text:p>100</text:p>
          </table:table-cell>
          <table:table-cell table:style-name="ce83" office:value-type="float" office:value="0">
            <text:p>0</text:p>
          </table:table-cell>
          <table:table-cell table:style-name="ce83" table:formula="of:=ROUND(100+RAND()*4)" office:value-type="float" office:value="102">
            <text:p>102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100,0),(2,0,9,3,0,0),(2,0,9,4,102,0),(2,0,9,5,0,0),(2,0,9,6,0,0),(2,0,9,7,0,0),(2,0,9,8,0,0),(2,0,9,9,0,0);">
            <text:p>INSERT INTO pola(planszax, planszay, x , y, rodzaj, stwor) VALUES (2,0,9,0,0,0),(2,0,9,1,0,0),(2,0,9,2,100,0),(2,0,9,3,0,0),(2,0,9,4,102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78" office:value-type="float" office:value="0">
            <text:p>0</text:p>
          </table:table-cell>
          <table:table-cell table:number-columns-repeated="8" table:style-name="ce84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80" office:value-type="float" office:value="0">
            <text:p>0</text:p>
          </table:table-cell>
          <table:table-cell table:number-columns-repeated="8" table:style-name="ce86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_czysta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00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float" office:value="0">
            <text:p>0</text:p>
          </table:table-cell>
          <table:table-cell table:number-columns-repeated="8" table:style-name="ce99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0,0),(2,0,1,7,0,0),(2,0,1,8,0,0),(2,0,1,9,0,0);">
            <text:p>INSERT INTO pola(planszax, planszay, x , y, rodzaj, stwor) VALUES (2,0,1,0,0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0,0),(2,0,2,3,0,0),(2,0,2,4,0,0),(2,0,2,5,0,0),(2,0,2,6,0,0),(2,0,2,7,0,0),(2,0,2,8,0,0),(2,0,2,9,0,0);">
            <text:p>INSERT INTO pola(planszax, planszay, x , y, rodzaj, stwor) VALUES (2,0,2,0,0,0),(2,0,2,1,0,0),(2,0,2,2,0,0),(2,0,2,3,0,0),(2,0,2,4,0,0),(2,0,2,5,0,0),(2,0,2,6,0,0),(2,0,2,7,0,0),(2,0,2,8,0,0),(2,0,2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0,0),(2,0,3,3,0,0),(2,0,3,4,0,0),(2,0,3,5,0,0),(2,0,3,6,0,0),(2,0,3,7,0,0),(2,0,3,8,0,0),(2,0,3,9,0,0);">
            <text:p>INSERT INTO pola(planszax, planszay, x , y, rodzaj, stwor) VALUES (2,0,3,0,0,0),(2,0,3,1,0,0),(2,0,3,2,0,0),(2,0,3,3,0,0),(2,0,3,4,0,0),(2,0,3,5,0,0),(2,0,3,6,0,0),(2,0,3,7,0,0),(2,0,3,8,0,0),(2,0,3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0),(2,0,4,4,0,0),(2,0,4,5,0,0),(2,0,4,6,0,0),(2,0,4,7,0,0),(2,0,4,8,0,0),(2,0,4,9,0,0);">
            <text:p>INSERT INTO pola(planszax, planszay, x , y, rodzaj, stwor) VALUES (2,0,4,0,0,0),(2,0,4,1,0,0),(2,0,4,2,0,0),(2,0,4,3,0,0),(2,0,4,4,0,0),(2,0,4,5,0,0),(2,0,4,6,0,0),(2,0,4,7,0,0),(2,0,4,8,0,0),(2,0,4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0),(2,0,5,5,0,0),(2,0,5,6,0,0),(2,0,5,7,0,0),(2,0,5,8,0,0),(2,0,5,9,0,0);">
            <text:p>INSERT INTO pola(planszax, planszay, x , y, rodzaj, stwor) VALUES (2,0,5,0,0,0),(2,0,5,1,0,0),(2,0,5,2,0,0),(2,0,5,3,0,0),(2,0,5,4,0,0),(2,0,5,5,0,0),(2,0,5,6,0,0),(2,0,5,7,0,0),(2,0,5,8,0,0),(2,0,5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0),(2,0,7,3,0,0),(2,0,7,4,0,0),(2,0,7,5,0,0),(2,0,7,6,0,0),(2,0,7,7,0,0),(2,0,7,8,0,0),(2,0,7,9,0,0);">
            <text:p>INSERT INTO pola(planszax, planszay, x , y, rodzaj, stwor) VALUES (2,0,7,0,0,0),(2,0,7,1,0,0),(2,0,7,2,0,0),(2,0,7,3,0,0),(2,0,7,4,0,0),(2,0,7,5,0,0),(2,0,7,6,0,0),(2,0,7,7,0,0),(2,0,7,8,0,0),(2,0,7,9,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1">
          <table:table-cell table:style-name="ce95" office:value-type="float" office:value="0">
            <text:p>0</text:p>
          </table:table-cell>
          <table:table-cell table:number-columns-repeated="8" table:style-name="ce101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96" office:value-type="float" office:value="0">
            <text:p>0</text:p>
          </table:table-cell>
          <table:table-cell table:number-columns-repeated="8" table:style-name="ce102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8" office:value-type="float" office:value="0">
            <text:p>0</text:p>
          </table:table-cell>
          <table:table-cell table:number-columns-repeated="8" table:style-name="ce104" office:value-type="float" office:value="0">
            <text:p>0</text:p>
          </table:table-cell>
          <table:table-cell table:style-name="ce110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wyliczenia_ciosu_specjalnego" table:style-name="ta1" table:print="false">
        <table:table-column table:style-name="co2" table:number-columns-repeated="5" table:default-cell-style-name="Default"/>
        <table:table-row table:style-name="ro2">
          <table:table-cell office:value-type="float" office:value="0">
            <text:p>0</text:p>
          </table:table-cell>
          <table:table-cell table:formula="of:=[.$E$2]^[.A1]" office:value-type="float" office:value="1">
            <text:p>1</text:p>
          </table:table-cell>
          <table:table-cell table:formula="of:=(ROUND(0.5*[.B1];1)-0.3)"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$E$2]^[.A2]" office:value-type="float" office:value="1.2">
            <text:p>1,2</text:p>
          </table:table-cell>
          <table:table-cell table:formula="of:=(ROUND(0.5*[.B2];1)-0.3)" office:value-type="float" office:value="0.3">
            <text:p>0,3</text:p>
          </table:table-cell>
          <table:table-cell/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E$2]^[.A3]" office:value-type="float" office:value="1.44">
            <text:p>1,44</text:p>
          </table:table-cell>
          <table:table-cell table:formula="of:=(ROUND(0.5*[.B3];1)-0.3)" office:value-type="float" office:value="0.4">
            <text:p>0,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E$2]^[.A4]" office:value-type="float" office:value="1.728">
            <text:p>1,728</text:p>
          </table:table-cell>
          <table:table-cell table:formula="of:=(ROUND(0.5*[.B4];1)-0.3)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E$2]^[.A5]" office:value-type="float" office:value="2.0736">
            <text:p>2,0736</text:p>
          </table:table-cell>
          <table:table-cell table:formula="of:=(ROUND(0.5*[.B5];1)-0.3)" office:value-type="float" office:value="0.7">
            <text:p>0,7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^[.A6]" office:value-type="float" office:value="2.48832">
            <text:p>2,48832</text:p>
          </table:table-cell>
          <table:table-cell table:formula="of:=(ROUND(0.5*[.B6];1)-0.3)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^[.A7]" office:value-type="float" office:value="2.985984">
            <text:p>2,985984</text:p>
          </table:table-cell>
          <table:table-cell table:formula="of:=(ROUND(0.5*[.B7];1)-0.3)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^[.A8]" office:value-type="float" office:value="3.5831808">
            <text:p>3,5831808</text:p>
          </table:table-cell>
          <table:table-cell table:formula="of:=(ROUND(0.5*[.B8];1)-0.3)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^[.A9]" office:value-type="float" office:value="4.29981696">
            <text:p>4,29981696</text:p>
          </table:table-cell>
          <table:table-cell table:formula="of:=(ROUND(0.5*[.B9];1)-0.3)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^[.A10]" office:value-type="float" office:value="5.159780352">
            <text:p>5,159780352</text:p>
          </table:table-cell>
          <table:table-cell table:formula="of:=(ROUND(0.5*[.B10];1)-0.3)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^[.A11]" office:value-type="float" office:value="6.1917364224">
            <text:p>6,1917364224</text:p>
          </table:table-cell>
          <table:table-cell table:formula="of:=(ROUND(0.5*[.B11];1)-0.3)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^[.A12]" office:value-type="float" office:value="7.43008370688">
            <text:p>7,4300837069</text:p>
          </table:table-cell>
          <table:table-cell table:formula="of:=(ROUND(0.5*[.B12];1)-0.3)" office:value-type="float" office:value="3.4">
            <text:p>3,4</text:p>
          </table:table-cell>
          <table:table-cell table:number-columns-repeated="2"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23:46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7T23:46:54.49</dc:date>
    <dc:creator>Łukasz Janicki</dc:creator>
    <meta:editing-duration>PT8H38M24S</meta:editing-duration>
    <meta:editing-cycles>16</meta:editing-cycles>
    <meta:generator>OpenOffice/4.1.4$Win32 OpenOffice.org_project/414m5$Build-9788</meta:generator>
    <meta:document-statistic meta:table-count="8" meta:cell-count="1455" meta:object-count="0"/>
  </office:meta>
</office:document-meta>
</file>